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ung der Hauptmessung:<text:line-break/></text:p>
      <text:p text:style-name="Standard">Montag: Anlieferung der Scheinwerfer</text:p>
      <text:p text:style-name="Standard"/>
      <text:p text:style-name="Standard">Dienstag: <text:s/>Aufbau / Vormessung</text:p>
      <text:p text:style-name="Standard"/>
      <text:p text:style-name="Standard">Mittwoch: Vormessung / Hauptmessung</text:p>
      <text:p text:style-name="Standard"/>
      <text:p text:style-name="Standard">Donnerstag: Hauptmessung</text:p>
      <text:p text:style-name="Standard"/>
      <text:p text:style-name="Standard">Freitag: Bilder</text:p>
      <text:p text:style-name="Standard"/>
      <text:p text:style-name="Standard">Samstag: Abbau</text:p>
      <text:p text:style-name="Standard"/>
      <text:p text:style-name="Standard">Sonntag: <text:s text:c="28"/></text:p>
      <text:p text:style-name="Standard"/>
      <text:p text:style-name="Standard">Montag: Abholung der Scheinwerf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as Held</meta:initial-creator>
    <meta:creation-date>2018-06-25T09:09:46.18</meta:creation-date>
    <meta:document-statistic meta:table-count="0" meta:image-count="0" meta:object-count="0" meta:page-count="1" meta:paragraph-count="9" meta:word-count="26" meta:character-count="251"/>
    <dc:date>2018-06-25T15:02:16.21</dc:date>
    <dc:creator>Matthias Held</dc:creator>
    <meta:editing-duration>PT5H37M19S</meta:editing-duration>
    <meta:editing-cycles>1</meta:editing-cycles>
    <meta:generator>OpenOffice/4.1.5$Win32 OpenOffice.org_project/415m1$Build-9789</meta:generator>
  </office:meta>
</office:document-meta>
</file>